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800000168D60653A9.jpg"/>
  <manifest:file-entry manifest:media-type="image/jpeg" manifest:full-path="Pictures/100000000000015F000001A4EB6EE261.jpg"/>
  <manifest:file-entry manifest:media-type="image/jpeg" manifest:full-path="Pictures/1000000000000456000003F87D0072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13.014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17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53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2cm, 1.777cm, 1.598cm, 1.879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30.346cm" svg:height="24.838cm" svg:x="1.728cm" svg:y="-0.1cm">
          <text:p/>
        </draw:rect>
        <draw:g>
          <draw:frame draw:style-name="gr2" draw:text-style-name="P1" draw:layer="layout" svg:width="5.781cm" svg:height="17.203cm" svg:x="-10.469cm" svg:y="0cm">
            <draw:image xlink:href="Pictures/1000000000000456000003F87D007234.jpg" xlink:type="simple" xlink:show="embed" xlink:actuate="onLoad">
              <text:p/>
            </draw:image>
          </draw:frame>
          <draw:custom-shape draw:style-name="gr3" draw:text-style-name="P1" draw:layer="layout" svg:width="2.098cm" svg:height="1.843cm" svg:x="-6.632cm" svg:y="1.149cm">
            <text:p/>
            <draw:enhanced-geometry svg:viewBox="0 0 21600 21600" draw:glue-points="10800 0 5400 10800 0 21600 10800 21600 21600 21600 16200 10800" draw:text-areas="1900 12700 12700 19700" draw:mirror-horizontal="true" draw:mirror-vertical="true" draw:type="right-triangle" draw:enhanced-path="M 0 0 L 21600 21600 0 21600 0 0 Z N"/>
          </draw:custom-shape>
          <draw:custom-shape draw:style-name="gr3" draw:text-style-name="P1" draw:layer="layout" svg:width="2.098cm" svg:height="1.73cm" svg:x="-6.632cm" svg:y="8.764cm">
            <text:p/>
            <draw:enhanced-geometry svg:viewBox="0 0 21600 21600" draw:glue-points="10800 0 5400 10800 0 21600 10800 21600 21600 21600 16200 10800" draw:text-areas="1900 12700 12700 19700" draw:mirror-horizontal="true" draw:mirror-vertical="true" draw:type="right-triangle" draw:enhanced-path="M 0 0 L 21600 21600 0 21600 0 0 Z N"/>
          </draw:custom-shape>
        </draw:g>
        <draw:frame draw:style-name="gr4" draw:text-style-name="P1" draw:layer="layout" svg:width="15.734cm" svg:height="23.178cm" svg:x="7.642cm" svg:y="1cm">
          <draw:image xlink:href="Pictures/1000000000000456000003F87D007234.jpg" xlink:type="simple" xlink:show="embed" xlink:actuate="onLoad">
            <text:p/>
          </draw:image>
        </draw:frame>
        <draw:g>
          <draw:frame draw:style-name="gr5" draw:text-style-name="P1" draw:layer="layout" svg:width="8.642cm" svg:height="17.203cm" svg:x="-7.816cm" svg:y="0cm">
            <draw:image xlink:href="Pictures/1000000000000456000003F87D007234.jpg" xlink:type="simple" xlink:show="embed" xlink:actuate="onLoad">
              <text:p/>
            </draw:image>
          </draw:frame>
          <draw:custom-shape draw:style-name="gr3" draw:text-style-name="P1" draw:layer="layout" svg:width="2.098cm" svg:height="1.843cm" svg:x="-1.098cm" svg:y="8.224cm">
            <text:p/>
            <draw:enhanced-geometry svg:viewBox="0 0 21600 21600" draw:glue-points="10800 0 5400 10800 0 21600 10800 21600 21600 21600 16200 10800" draw:text-areas="1900 12700 12700 19700" draw:mirror-horizontal="true" draw:mirror-vertical="true" draw:type="right-triangle" draw:enhanced-path="M 0 0 L 21600 21600 0 21600 0 0 Z N"/>
          </draw:custom-shape>
          <draw:custom-shape draw:style-name="gr3" draw:text-style-name="P1" draw:layer="layout" svg:width="2.098cm" svg:height="1.843cm" svg:x="-3.951cm" svg:y="1.113cm">
            <text:p/>
            <draw:enhanced-geometry svg:viewBox="0 0 21600 21600" draw:glue-points="10800 0 5400 10800 0 21600 10800 21600 21600 21600 16200 10800" draw:text-areas="1900 12700 12700 19700" draw:mirror-horizontal="true" draw:mirror-vertical="true" draw:type="right-triangle" draw:enhanced-path="M 0 0 L 21600 21600 0 21600 0 0 Z N"/>
          </draw:custom-shape>
          <draw:rect draw:style-name="gr1" draw:text-style-name="P1" draw:layer="layout" svg:width="2.97cm" svg:height="7.559cm" svg:x="-2.09cm" svg:y="0.665cm">
            <text:p/>
          </draw:rect>
        </draw:g>
        <draw:frame draw:style-name="gr6" draw:text-style-name="P1" draw:layer="layout" svg:width="10.8cm" svg:height="6.948cm" svg:x="1.96cm" svg:y="17.651cm">
          <draw:image xlink:href="Pictures/100000000000020800000168D60653A9.jpg" xlink:type="simple" xlink:show="embed" xlink:actuate="onLoad">
            <text:p/>
          </draw:image>
        </draw:frame>
        <draw:frame draw:style-name="gr7" draw:text-style-name="P1" draw:layer="layout" svg:width="9.756cm" svg:height="11.674cm" svg:x="22.08cm" svg:y="0cm">
          <draw:image xlink:href="Pictures/100000000000015F000001A4EB6EE26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2T14:58:26</meta:creation-date>
    <dc:date>2011-04-02T16:30:18</dc:date>
    <meta:editing-duration>PT1H31M56S</meta:editing-duration>
    <meta:editing-cycles>5</meta:editing-cycles>
    <meta:generator>LibreOffice/3.3$Unix OpenOffice.org_project/330m9$Build-1</meta:generator>
    <meta:document-statistic meta:object-count="13"/>
  </office:meta>
</office:document-meta>
</file>